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4pt" fo:language="fr" fo:country="FR" fo:font-weight="normal" officeooo:rsid="0001d029" officeooo:paragraph-rsid="000e1509"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4pt" fo:language="fr" fo:country="FR" fo:font-weight="normal" officeooo:rsid="00108ced" officeooo:paragraph-rsid="00108ced"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8pt" fo:language="fr" fo:country="FR" fo:font-weight="bold" officeooo:rsid="0001d029" officeooo:paragraph-rsid="000e1509" style:font-size-asian="15.75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fr" fo:country="FR" fo:font-weight="bold" officeooo:rsid="000fa017" officeooo:paragraph-rsid="000fa017" style:font-size-asian="15.75pt" style:font-weight-asian="bold" style:font-size-complex="18pt" style:font-weight-complex="bold"/>
    </style:style>
    <style:style style:name="P5" style:family="paragraph" style:parent-style-name="Standard">
      <style:paragraph-properties fo:text-align="center" style:justify-single-word="false"/>
      <style:text-properties fo:font-size="18pt" fo:language="fr" fo:country="FR" fo:font-weight="bold" officeooo:rsid="00108ced" officeooo:paragraph-rsid="00108ced" style:font-size-asian="15.75pt" style:font-weight-asian="bold" style:font-size-complex="18pt" style:font-weight-complex="bold"/>
    </style:style>
    <style:style style:name="P6" style:family="paragraph" style:parent-style-name="ml2cText">
      <style:text-properties fo:color="#000000" fo:font-size="14pt" fo:language="fr" fo:country="FR" fo:font-weight="normal" officeooo:rsid="001722cc" officeooo:paragraph-rsid="001722cc" style:font-size-asian="14pt" style:font-weight-asian="normal" style:font-size-complex="14pt" style:font-weight-complex="normal"/>
    </style:style>
    <style:style style:name="P7" style:family="paragraph" style:parent-style-name="ml2cText">
      <style:text-properties fo:color="#000000" fo:font-size="14pt" fo:language="fr" fo:country="FR" fo:font-style="normal" fo:font-weight="normal" officeooo:rsid="001c395d" officeooo:paragraph-rsid="001c395d" style:font-size-asian="14pt" style:font-style-asian="normal" style:font-weight-asian="normal" style:font-size-complex="14pt" style:font-style-complex="normal" style:font-weight-complex="normal"/>
    </style:style>
    <style:style style:name="P8" style:family="paragraph" style:parent-style-name="ml2cText">
      <style:text-properties fo:color="#000000" fo:font-size="14pt" fo:language="fr" fo:country="FR" fo:font-style="normal" fo:font-weight="normal" officeooo:rsid="0020ca20" officeooo:paragraph-rsid="0020ca20" style:font-size-asian="14pt" style:font-style-asian="normal" style:font-weight-asian="normal" style:font-size-complex="14pt" style:font-style-complex="normal" style:font-weight-complex="normal"/>
    </style:style>
    <style:style style:name="P9" style:family="paragraph" style:parent-style-name="ml2cText">
      <style:text-properties fo:color="#000000" fo:font-size="14pt" fo:language="fr" fo:country="FR" fo:font-style="normal" fo:font-weight="normal" officeooo:rsid="0024bc1a" officeooo:paragraph-rsid="0024bc1a" style:font-size-asian="14pt" style:font-style-asian="normal" style:font-weight-asian="normal" style:font-size-complex="14pt" style:font-style-complex="normal" style:font-weight-complex="normal"/>
    </style:style>
    <style:style style:name="P10" style:family="paragraph" style:parent-style-name="ml2cText">
      <style:text-properties fo:color="#000000" fo:font-size="14pt" fo:language="fr" fo:country="FR" fo:font-style="normal" fo:font-weight="normal" officeooo:rsid="002bf503" officeooo:paragraph-rsid="002bf503" style:font-size-asian="14pt" style:font-style-asian="normal" style:font-weight-asian="normal" style:font-size-complex="14pt" style:font-style-complex="normal" style:font-weight-complex="normal"/>
    </style:style>
    <style:style style:name="P11" style:family="paragraph" style:parent-style-name="ml2cText">
      <style:text-properties fo:color="#000000" fo:font-size="14pt" fo:language="fr" fo:country="FR" fo:font-style="normal" fo:font-weight="normal" officeooo:rsid="003f5961" officeooo:paragraph-rsid="003f5961" style:font-size-asian="14pt" style:font-style-asian="normal" style:font-weight-asian="normal" style:font-size-complex="14pt" style:font-style-complex="normal" style:font-weight-complex="normal"/>
    </style:style>
    <style:style style:name="P12" style:family="paragraph" style:parent-style-name="ml2cText">
      <style:text-properties fo:language="fr" fo:country="FR" fo:font-weight="normal" officeooo:rsid="00118374" officeooo:paragraph-rsid="00118374" style:font-weight-asian="normal" style:font-weight-complex="normal"/>
    </style:style>
    <style:style style:name="P13" style:family="paragraph" style:parent-style-name="ml2cText">
      <style:text-properties fo:language="fr" fo:country="FR" fo:font-style="normal" officeooo:rsid="00328d37" officeooo:paragraph-rsid="00328d37" style:font-style-asian="normal" style:font-style-complex="normal"/>
    </style:style>
    <style:style style:name="P14" style:family="paragraph" style:parent-style-name="Text_20_body">
      <style:paragraph-properties fo:margin-left="0in" fo:margin-right="0in" fo:text-indent="0in" style:auto-text-indent="false"/>
      <style:text-properties fo:language="fr" fo:country="FR" fo:font-style="normal" officeooo:rsid="003f5961" officeooo:paragraph-rsid="0042dcd9" style:font-style-asian="normal" style:font-style-complex="normal"/>
    </style:style>
    <style:style style:name="P15" style:family="paragraph" style:parent-style-name="ml2cText" style:list-style-name="L1">
      <style:text-properties fo:language="fr" fo:country="FR" fo:font-style="italic" officeooo:rsid="00328d37" officeooo:paragraph-rsid="00370df1" style:font-style-asian="italic" style:font-style-complex="italic"/>
    </style:style>
    <style:style style:name="P16" style:family="paragraph" style:parent-style-name="ml2cText" style:list-style-name="L1">
      <style:text-properties fo:language="fr" fo:country="FR" fo:font-style="italic" officeooo:rsid="00328d37" officeooo:paragraph-rsid="0037b0b2" style:font-style-asian="italic" style:font-style-complex="italic"/>
    </style:style>
    <style:style style:name="P17" style:family="paragraph" style:parent-style-name="ml2cText" style:list-style-name="L1">
      <style:text-properties fo:language="fr" fo:country="FR" fo:font-style="italic" officeooo:rsid="0039523a" officeooo:paragraph-rsid="0039523a" style:font-style-asian="italic" style:font-style-complex="italic"/>
    </style:style>
    <style:style style:name="P18" style:family="paragraph" style:parent-style-name="ml2cText" style:list-style-name="L1">
      <style:text-properties fo:language="fr" fo:country="FR" fo:font-style="normal" officeooo:rsid="003b2fce" officeooo:paragraph-rsid="003b2fce" style:font-style-asian="normal" style:font-style-complex="normal"/>
    </style:style>
    <style:style style:name="P19" style:family="paragraph" style:parent-style-name="ml2cText" style:list-style-name="L1">
      <style:text-properties fo:language="fr" fo:country="FR" fo:font-style="normal" officeooo:rsid="003c3b07" officeooo:paragraph-rsid="003c3b07" style:font-style-asian="normal" style:font-style-complex="normal"/>
    </style:style>
    <style:style style:name="P20" style:family="paragraph" style:parent-style-name="ml2cText" style:list-style-name="L1">
      <style:text-properties fo:language="fr" fo:country="FR" fo:font-style="normal" officeooo:rsid="003da3ca" officeooo:paragraph-rsid="003da3ca" style:font-style-asian="normal" style:font-style-complex="normal"/>
    </style:style>
    <style:style style:name="P21" style:family="paragraph" style:parent-style-name="ml2cText" style:list-style-name="L1">
      <style:text-properties fo:language="fr" fo:country="FR" fo:font-style="normal" officeooo:rsid="00430e5e" officeooo:paragraph-rsid="00430e5e" style:font-style-asian="normal" style:font-style-complex="normal"/>
    </style:style>
    <style:style style:name="P22" style:family="paragraph" style:parent-style-name="ml2cText" style:list-style-name="L1">
      <style:paragraph-properties fo:margin-left="0in" fo:margin-right="0in" fo:text-indent="0in" style:auto-text-indent="false"/>
      <style:text-properties fo:color="#000000" fo:font-size="14pt" fo:language="fr" fo:country="FR" fo:font-style="italic" fo:font-weight="normal" officeooo:rsid="0042dcd9" officeooo:paragraph-rsid="0042dcd9" style:font-size-asian="14pt" style:font-style-asian="italic" style:font-weight-asian="normal" style:font-size-complex="14pt" style:font-style-complex="italic" style:font-weight-complex="normal"/>
    </style:style>
    <style:style style:name="P23" style:family="paragraph" style:parent-style-name="ml2cText" style:list-style-name="L1">
      <style:paragraph-properties fo:margin-left="0in" fo:margin-right="0in" fo:text-indent="0in" style:auto-text-indent="false"/>
      <style:text-properties fo:color="#000000" fo:font-size="14pt" fo:language="fr" fo:country="FR" fo:font-style="normal" fo:font-weight="normal" officeooo:rsid="0042dcd9" officeooo:paragraph-rsid="0042dcd9" style:font-size-asian="14pt" style:font-style-asian="normal" style:font-weight-asian="normal" style:font-size-complex="14pt" style:font-style-complex="normal" style:font-weight-complex="normal"/>
    </style:style>
    <style:style style:name="P24" style:family="paragraph" style:parent-style-name="ml2cText">
      <style:paragraph-properties fo:margin-left="0in" fo:margin-right="0in" fo:text-indent="0in" style:auto-text-indent="false"/>
      <style:text-properties fo:color="#000000" fo:font-size="14pt" fo:language="fr" fo:country="FR" fo:font-style="normal" fo:font-weight="normal" officeooo:rsid="0042dcd9" officeooo:paragraph-rsid="0042dcd9" style:font-size-asian="14pt" style:font-style-asian="normal" style:font-weight-asian="normal" style:font-size-complex="14pt" style:font-style-complex="normal" style:font-weight-complex="normal"/>
    </style:style>
    <style:style style:name="P25" style:family="paragraph" style:parent-style-name="ml2cText" style:list-style-name="L1">
      <style:paragraph-properties fo:margin-left="0in" fo:margin-right="0in" fo:text-indent="0in" style:auto-text-indent="false"/>
      <style:text-properties fo:color="#000000" fo:font-size="14pt" fo:language="fr" fo:country="FR" fo:font-style="normal" fo:font-weight="normal" officeooo:rsid="0044ffa7" officeooo:paragraph-rsid="0044ffa7" style:font-size-asian="14pt" style:font-style-asian="normal" style:font-weight-asian="normal" style:font-size-complex="14pt" style:font-style-complex="normal" style:font-weight-complex="normal"/>
    </style:style>
    <style:style style:name="P26" style:family="paragraph" style:parent-style-name="Heading_20_1">
      <style:text-properties fo:color="#000080" fo:font-size="16pt" fo:language="fr" fo:country="FR" fo:font-weight="bold" officeooo:rsid="0001d029" officeooo:paragraph-rsid="000e1509" style:font-size-asian="14pt" style:font-weight-asian="bold" style:font-size-complex="16pt" style:font-weight-complex="bold"/>
    </style:style>
    <style:style style:name="P27" style:family="paragraph" style:parent-style-name="Heading_20_1">
      <style:paragraph-properties fo:margin-left="0in" fo:margin-right="0in" fo:text-indent="0in" style:auto-text-indent="false"/>
      <style:text-properties fo:color="#000080" fo:language="fr" fo:country="FR" officeooo:paragraph-rsid="000e1509"/>
    </style:style>
    <style:style style:name="P28" style:family="paragraph" style:parent-style-name="Heading_20_1">
      <style:paragraph-properties fo:margin-left="0in" fo:margin-right="0in" fo:text-indent="0in" style:auto-text-indent="false"/>
      <style:text-properties fo:color="#000080" fo:language="fr" fo:country="FR" officeooo:rsid="0007bad4" officeooo:paragraph-rsid="000e1509"/>
    </style:style>
    <style:style style:name="P29" style:family="paragraph" style:parent-style-name="Heading_20_1">
      <style:paragraph-properties fo:margin-left="0in" fo:margin-right="0in" fo:text-indent="0in" style:auto-text-indent="false"/>
      <style:text-properties fo:color="#000080" fo:font-size="14pt" fo:language="fr" fo:country="FR" fo:font-style="normal" fo:font-weight="normal" officeooo:rsid="003f5961" officeooo:paragraph-rsid="004251cd" style:font-size-asian="14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23f62" style:font-style-asian="normal" style:font-style-complex="normal"/>
    </style:style>
    <style:style style:name="T3" style:family="text">
      <style:text-properties fo:font-style="normal" officeooo:rsid="00139cee" style:font-style-asian="normal" style:font-style-complex="normal"/>
    </style:style>
    <style:style style:name="T4" style:family="text">
      <style:text-properties fo:font-style="normal" officeooo:rsid="00144406" style:font-style-asian="normal" style:font-style-complex="normal"/>
    </style:style>
    <style:style style:name="T5" style:family="text">
      <style:text-properties fo:font-style="normal" officeooo:rsid="00231e05" style:font-style-asian="normal" style:font-style-complex="normal"/>
    </style:style>
    <style:style style:name="T6" style:family="text">
      <style:text-properties fo:font-style="normal" officeooo:rsid="0033fe4e" style:font-style-asian="normal" style:font-style-complex="normal"/>
    </style:style>
    <style:style style:name="T7" style:family="text">
      <style:text-properties fo:font-style="normal" officeooo:rsid="0035ab16" style:font-style-asian="normal" style:font-style-complex="normal"/>
    </style:style>
    <style:style style:name="T8" style:family="text">
      <style:text-properties fo:font-style="normal" officeooo:rsid="0038e8f9" style:font-style-asian="normal" style:font-style-complex="normal"/>
    </style:style>
    <style:style style:name="T9" style:family="text">
      <style:text-properties fo:font-style="normal" officeooo:rsid="003b2fce" style:font-style-asian="normal" style:font-style-complex="normal"/>
    </style:style>
    <style:style style:name="T10" style:family="text">
      <style:text-properties fo:font-style="normal" officeooo:rsid="00440038" style:font-style-asian="normal" style:font-style-complex="normal"/>
    </style:style>
    <style:style style:name="T11" style:family="text">
      <style:text-properties fo:font-style="normal" officeooo:rsid="0044ffa7" style:font-style-asian="normal" style:font-style-complex="normal"/>
    </style:style>
    <style:style style:name="T12" style:family="text">
      <style:text-properties fo:font-style="normal" style:text-underline-style="none" officeooo:rsid="00139cee" style:font-style-asian="normal" style:font-style-complex="normal"/>
    </style:style>
    <style:style style:name="T13" style:family="text">
      <style:text-properties fo:font-style="normal" fo:font-weight="bold" officeooo:rsid="00231e05"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officeooo:rsid="00139cee" style:font-style-asian="italic" style:font-style-complex="italic"/>
    </style:style>
    <style:style style:name="T16" style:family="text">
      <style:text-properties fo:font-style="italic" officeooo:rsid="002255aa" style:font-style-asian="italic" style:font-style-complex="italic"/>
    </style:style>
    <style:style style:name="T17" style:family="text">
      <style:text-properties fo:font-style="italic" officeooo:rsid="00256e98" style:font-style-asian="italic" style:font-style-complex="italic"/>
    </style:style>
    <style:style style:name="T18" style:family="text">
      <style:text-properties fo:font-style="italic" officeooo:rsid="00265985" style:font-style-asian="italic" style:font-style-complex="italic"/>
    </style:style>
    <style:style style:name="T19" style:family="text">
      <style:text-properties fo:font-style="italic" officeooo:rsid="0026db6e" style:font-style-asian="italic" style:font-style-complex="italic"/>
    </style:style>
    <style:style style:name="T20" style:family="text">
      <style:text-properties fo:font-style="italic" officeooo:rsid="0027dc22" style:font-style-asian="italic" style:font-style-complex="italic"/>
    </style:style>
    <style:style style:name="T21" style:family="text">
      <style:text-properties fo:font-style="italic" officeooo:rsid="0046e517" style:font-style-asian="italic" style:font-style-complex="italic"/>
    </style:style>
    <style:style style:name="T22" style:family="text">
      <style:text-properties fo:font-style="italic" style:text-underline-style="none" officeooo:rsid="00139cee" style:font-style-asian="italic" style:font-style-complex="italic"/>
    </style:style>
    <style:style style:name="T23" style:family="text">
      <style:text-properties officeooo:rsid="00118374"/>
    </style:style>
    <style:style style:name="T24" style:family="text">
      <style:text-properties officeooo:rsid="001722cc"/>
    </style:style>
    <style:style style:name="T25" style:family="text">
      <style:text-properties officeooo:rsid="0018babe"/>
    </style:style>
    <style:style style:name="T26" style:family="text">
      <style:text-properties officeooo:rsid="00047a64"/>
    </style:style>
    <style:style style:name="T27" style:family="text">
      <style:text-properties officeooo:rsid="002255aa"/>
    </style:style>
    <style:style style:name="T28" style:family="text">
      <style:text-properties fo:font-weight="bold" officeooo:rsid="002255aa" style:font-weight-asian="bold" style:font-weight-complex="bold"/>
    </style:style>
    <style:style style:name="T29" style:family="text">
      <style:text-properties officeooo:rsid="00256e98"/>
    </style:style>
    <style:style style:name="T30" style:family="text">
      <style:text-properties officeooo:rsid="0026db6e"/>
    </style:style>
    <style:style style:name="T31" style:family="text">
      <style:text-properties fo:font-size="16pt" fo:font-weight="bold" officeooo:rsid="0001d029" style:font-size-asian="14pt" style:font-weight-asian="bold" style:font-size-complex="16pt" style:font-weight-complex="bold"/>
    </style:style>
    <style:style style:name="T32" style:family="text">
      <style:text-properties fo:font-size="16pt" fo:font-weight="bold" officeooo:rsid="0002d779" style:font-size-asian="14pt" style:font-weight-asian="bold" style:font-size-complex="16pt" style:font-weight-complex="bold"/>
    </style:style>
    <style:style style:name="T33" style:family="text">
      <style:text-properties fo:font-size="16pt" fo:font-weight="bold" officeooo:rsid="0019ca96" style:font-size-asian="14pt" style:font-weight-asian="bold" style:font-size-complex="16pt" style:font-weight-complex="bold"/>
    </style:style>
    <style:style style:name="T34" style:family="text">
      <style:text-properties fo:font-size="16pt" fo:font-weight="bold" officeooo:rsid="0007bad4" style:font-weight-asian="bold" style:font-size-complex="16pt" style:font-weight-complex="bold"/>
    </style:style>
    <style:style style:name="T35" style:family="text">
      <style:text-properties fo:font-size="16pt" fo:font-weight="bold" officeooo:rsid="0001d029" style:font-weight-asian="bold" style:font-size-complex="16pt" style:font-weight-complex="bold"/>
    </style:style>
    <style:style style:name="T36" style:family="text">
      <style:text-properties fo:font-size="16pt" fo:font-weight="bold" officeooo:rsid="004251cd" style:font-weight-asian="bold" style:font-size-complex="16pt" style:font-weight-complex="bold"/>
    </style:style>
    <style:style style:name="T37" style:family="text">
      <style:text-properties fo:font-size="16pt" fo:font-style="normal" fo:font-weight="bold" style:font-size-asian="14pt" style:font-style-asian="normal" style:font-weight-asian="bold" style:font-size-complex="16pt" style:font-style-complex="normal" style:font-weight-complex="bold"/>
    </style:style>
    <style:style style:name="T38" style:family="text">
      <style:text-properties fo:font-size="16pt" fo:font-style="normal" fo:font-weight="bold" officeooo:rsid="0001d029" style:font-size-asian="14pt" style:font-style-asian="normal" style:font-weight-asian="bold" style:font-size-complex="16pt" style:font-style-complex="normal" style:font-weight-complex="bold"/>
    </style:style>
    <style:style style:name="T39" style:family="text">
      <style:text-properties fo:font-size="16pt" fo:font-style="normal" fo:font-weight="bold" officeooo:rsid="0030dd97" style:font-size-asian="14pt" style:font-style-asian="normal" style:font-weight-asian="bold" style:font-size-complex="16pt" style:font-style-complex="normal" style:font-weight-complex="bold"/>
    </style:style>
    <style:style style:name="T40" style:family="text">
      <style:text-properties fo:font-size="16pt" fo:font-style="normal" fo:font-weight="bold" officeooo:rsid="002fa6dc" style:font-size-asian="14pt" style:font-style-asian="normal" style:font-weight-asian="bold" style:font-size-complex="16pt" style:font-style-complex="normal" style:font-weight-complex="bold"/>
    </style:style>
    <style:style style:name="T41" style:family="text">
      <style:text-properties fo:font-size="16pt" fo:font-style="normal" fo:font-weight="bold" officeooo:rsid="0002d779" style:font-size-asian="14pt" style:font-style-asian="normal" style:font-weight-asian="bold" style:font-size-complex="16pt" style:font-style-complex="normal" style:font-weight-complex="bold"/>
    </style:style>
    <style:style style:name="T42" style:family="text">
      <style:text-properties fo:font-size="16pt" fo:font-style="normal" fo:font-weight="bold" officeooo:rsid="0007bad4" style:font-size-asian="14pt" style:font-style-asian="normal" style:font-weight-asian="bold" style:font-size-complex="16pt" style:font-style-complex="normal" style:font-weight-complex="bold"/>
    </style:style>
    <style:style style:name="T43" style:family="text">
      <style:text-properties fo:font-size="16pt" fo:font-style="normal" fo:font-weight="bold" officeooo:rsid="0009f49b" style:font-size-asian="14pt" style:font-style-asian="normal" style:font-weight-asian="bold" style:font-size-complex="16pt" style:font-style-complex="normal" style:font-weight-complex="bold"/>
    </style:style>
    <style:style style:name="T44" style:family="text">
      <style:text-properties officeooo:rsid="002ddcba"/>
    </style:style>
    <style:style style:name="T45" style:family="text">
      <style:text-properties officeooo:rsid="0035ab16"/>
    </style:style>
    <style:style style:name="T46" style:family="text">
      <style:text-properties officeooo:rsid="0040b8c6"/>
    </style:style>
    <style:style style:name="T47" style:family="text">
      <style:text-properties fo:color="#000000" fo:font-size="14pt" fo:font-weight="normal" style:font-size-asian="14pt" style:font-weight-asian="normal" style:font-size-complex="14pt" style:font-weight-complex="normal"/>
    </style:style>
    <style:style style:name="T48" style:family="text">
      <style:text-properties fo:color="#000000" fo:font-size="14pt" fo:font-weight="normal" officeooo:rsid="0042dcd9" style:font-size-asian="14pt" style:font-weight-asian="normal" style:font-size-complex="14pt" style:font-weight-complex="normal"/>
    </style:style>
    <style:style style:name="T49" style:family="text">
      <style:text-properties officeooo:rsid="0044ffa7"/>
    </style:style>
    <style:style style:name="T50" style:family="text">
      <style:text-properties officeooo:rsid="0046e51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EZ Thomas</text:p>
      <text:p text:style-name="P1">LARBI YOUCEF Mohamed Reda</text:p>
      <text:p text:style-name="P1"/>
      <text:p text:style-name="P1"/>
      <text:p text:style-name="P4">Conception pratique d'algorithmes</text:p>
      <text:p text:style-name="P5">Egrep</text:p>
      <text:p text:style-name="P3"/>
      <text:h text:style-name="P26" text:outline-level="1">I- Introduction</text:h>
      <text:p text:style-name="P12">On souhaite implémenter <text:span text:style-name="T24">pour ce projet</text:span> la commande <text:span text:style-name="T14">egrep</text:span><text:span text:style-name="T1">. </text:span><text:span text:style-name="T5">Celle ci permet de rechercher dans un flux de texte, les lignes contenant l'expression régulière </text:span><text:span text:style-name="T13">étendue</text:span><text:span text:style-name="T5"> donnée en paramètre</text:span><text:span text:style-name="T1">. Celle-ci sera faite en C++ </text:span><text:span text:style-name="T4">pour l'implémentation des automates</text:span><text:span text:style-name="T1">, </text:span><text:span text:style-name="T2">ainsi que les outil</text:span><text:span text:style-name="T3">s </text:span><text:span text:style-name="T15">flex</text:span><text:span text:style-name="T22"> </text:span><text:span text:style-name="T12">pour l'analyse lexicale des expressions régulières, et </text:span><text:span text:style-name="T22">bison</text:span><text:span text:style-name="T12"> pour l'analyse syntaxique.</text:span></text:p>
      <text:h text:style-name="P26" text:outline-level="1">II- Pourquoi le C<text:span text:style-name="T23">++</text:span> ?</text:h>
      <text:p text:style-name="P6">On souhaite utiliser pour ce projet un bon langage, adapté pour les programmes nécessitant de bonnes performances (étan<text:span text:style-name="T25">t donné la complexité de la construction de l'automate), orienté objet pour avoir une bonne organisation du projet, et possédant des outils pratiques (notamment les hash map) pour simplifier le développement. Le C++ répond à toutes ces contraintes.</text:span></text:p>
      <text:h text:style-name="P27" text:outline-level="1"><text:span text:style-name="T31">II</text:span><text:span text:style-name="T32">I</text:span><text:span text:style-name="T31">- </text:span><text:span text:style-name="T33">Organisation du projet</text:span></text:h>
      <text:p text:style-name="P7"><text:span text:style-name="T26">N</text:span>otre projet se compose en trois grandes parties : l'analyse lexicale, l'analyse syntaxique, et l'implémentation des automates.</text:p>
      <text:p text:style-name="P8">Concernant l'analyse syntaxique, <text:span text:style-name="T27">on utilisera la grammaire de l'</text:span><text:span text:style-name="T16">opengroup</text:span><text:span text:style-name="T27">, en ne prenant que la partie des expressions régulières </text:span><text:span text:style-name="T28">étendues</text:span><text:span text:style-name="T27">, et les brackets expressions.</text:span></text:p>
      <text:p text:style-name="P9">Concernant l'implémentation des automates, on décomposera cela en trois modules : <text:span text:style-name="T29">Un module </text:span><text:span text:style-name="T17">State</text:span><text:span text:style-name="T29">, implémentant les états. Un module principale </text:span><text:span text:style-name="T18">Automata </text:span><text:span text:style-name="T29">implémentant la structure d'automate, ainsi que plusieurs fonctionnalités comme la déterminisation, <text:s/>la transposion etc, et enfin un module </text:span><text:span text:style-name="T17">AutomataBuilder</text:span><text:span text:style-name="T29"> permettant de construire des automates à l'aide de fonctionnalités comme la concaténation d'automates, l'étoile de </text:span><text:soft-page-break/><text:span text:style-name="T29">Kleene, l'union etc. A tout cela, on ajoute un module </text:span><text:span text:style-name="T20">AutomataPrinter</text:span><text:span text:style-name="T29"> permettant d'afficher les automates (utiles pour les tests). On associera à chacun de ces module un module de test (par exemple </text:span><text:span text:style-name="T19">testAutomata</text:span><text:span text:style-name="T30"> pour le module </text:span><text:span text:style-name="T19">Automata</text:span><text:span text:style-name="T30">). <text:s/></text:span></text:p>
      <text:p text:style-name="P10">On ajoute à tout ces modules un module <text:span text:style-name="T14">Tools</text:span>, possédant plusieurs fonctionnalités utilitaires, utile notamment pour le parser (par exemple, parser une classe d'équivalence en automate<text:span text:style-name="T44">).</text:span></text:p>
      <text:h text:style-name="P28" text:outline-level="1"><text:span text:style-name="T38">I</text:span><text:span text:style-name="T37">V</text:span><text:span text:style-name="T38">- </text:span><text:span text:style-name="T37">Comment utiliser </text:span><text:span text:style-name="T39">notre</text:span><text:span text:style-name="T40"> commande </text:span><text:span text:style-name="T39">egrep</text:span><text:span text:style-name="T41"> ?</text:span></text:h>
      <text:p text:style-name="P13">Le dossier du rendu est composé des dossiers suivants : </text:p>
      <text:list xml:id="list8653192248492589351" text:style-name="L1">
        <text:list-item>
          <text:p text:style-name="P15"><text:span text:style-name="T1">bin/<text:tab/>Contenant tout les binaires </text:span><text:span text:style-name="T6">(tests, </text:span><text:span text:style-name="T7">ainsi que la commande </text:span><text:span text:style-name="T45">egrep</text:span><text:span text:style-name="T7">)</text:span></text:p>
        </text:list-item>
        <text:list-item>
          <text:p text:style-name="P16"><text:span text:style-name="T1"><text:s/></text:span><text:span text:style-name="T8">obj/<text:tab/>Contenant tout les fichiers objets</text:span></text:p>
        </text:list-item>
        <text:list-item>
          <text:p text:style-name="P17"><text:span text:style-name="T8">s</text:span><text:span text:style-name="T1">rc/<text:tab/>Contenant </text:span><text:span text:style-name="T9">tout les fichiers sources</text:span></text:p>
        </text:list-item>
        <text:list-item>
          <text:p text:style-name="P18">include/<text:tab/>Contenant les fichiers d'entêtes</text:p>
        </text:list-item>
        <text:list-item>
          <text:p text:style-name="P19">lexer/<text:tab/><text:tab/>Contenant l'analyse lexical</text:p>
        </text:list-item>
        <text:list-item>
          <text:p text:style-name="P20">parser/<text:tab/>Contenant l'analyse syntaxique</text:p>
        </text:list-item>
        <text:list-item>
          <text:p text:style-name="P21">Rapport/<text:tab/>Contenant le rapport</text:p>
          <text:p text:style-name="P21">A ce la on ajoute un fichier <text:span text:style-name="T14">Makefile</text:span> pour compiler le programme, et un fichier readme.</text:p>
          <text:p text:style-name="P21"><text:s/>Pour exécuter le programme, il faut donc le compiler via la commande <text:span text:style-name="T14">make. </text:span>Une fois ceci fait, un fichier binaire <text:span text:style-name="T14">egrep </text:span>est généré dans le dossier <text:span text:style-name="T14">bin.</text:span> On l'utilisera de la façon suivante :</text:p>
          <text:p text:style-name="P21">$ egrep &lt;expression regulière&gt; [ ?fichier1 fichier2 …]</text:p>
          <text:p text:style-name="P21">si aucun fichier n'est fourni, le programme lira dans <text:span text:style-name="T14">stdin</text:span>.</text:p>
          <text:p text:style-name="P21"><text:s/></text:p>
        </text:list-item>
      </text:list>
      <text:h text:style-name="P27" text:outline-level="1"><text:soft-page-break/><text:span text:style-name="T42">V</text:span><text:span text:style-name="T38">- </text:span><text:span text:style-name="T43">Tests</text:span></text:h>
      <text:p text:style-name="P11">Nos tests se sont appuyés sur une conversion des automates en fichier .dot . Cette conversion se fait via la fonction <text:span text:style-name="T14">serialize </text:span>de la classe Automata. Nos sérialisation se font à trois instants clefs du programme : l'automate initial (après la construction de Thompson), la première suppression des epsilon-transitions, la première déterminisation, et finalement la minimisation.</text:p>
      <text:p text:style-name="P11">Nous avons également ajouté dans le Makefile une règle <text:span text:style-name="T14">dot_to_pdf</text:span> qui se charge de convertir les fichiers <text:span text:style-name="T14">.dot</text:span> générés en <text:span text:style-name="T14">.pdf</text:span>. <text:span text:style-name="T46">Cela nous permet d'obtenir une vision plus graphique de l'automate, en plus de celle fournie par la classe AutomaPrinter et la surcharge de l'opérateur &lt;&lt; .</text:span></text:p>
      <text:h text:style-name="P29" text:outline-level="1"><text:span text:style-name="T34">V</text:span><text:span text:style-name="T36">I</text:span><text:span text:style-name="T35">- </text:span><text:span text:style-name="T36">Conclusions et perspectives d'améliorations</text:span></text:h>
      <text:p text:style-name="P14"><text:span text:style-name="T47"><text:tab/></text:span><text:span text:style-name="T48">Notre implémentation d'egrep est fonctionnelle à quelques exceptions près :</text:span></text:p>
      <text:list xml:id="list234949278015170" text:continue-numbering="true" text:style-name="L1">
        <text:list-item>
          <text:p text:style-name="P22"><text:span text:style-name="T11">T</text:span><text:span text:style-name="T1">out d'abord un cas de la forme [&lt;caractère&gt; - ] (par exemple : [a-]) n'est pas gér</text:span><text:span text:style-name="T10">é</text:span><text:span text:style-name="T1"> car il semble nécessiter une modification de la grammaire que nous n'avons pas réussis à mettre en place</text:span></text:p>
        </text:list-item>
        <text:list-item>
          <text:p text:style-name="P23"><text:span text:style-name="T49">E</text:span>nsuite les bracket expression de type [. .] et [= =] ne sont pas gérées non plus, leur signification dépendant du système sur lequel s'exécute la commande</text:p>
        </text:list-item>
        <text:list-item>
          <text:p text:style-name="P25">Les <text:span text:style-name="T14">bracket expression </text:span>contenant une range expression et un (ou plusieurs) caractères normaux ne sont pas gérées (par exemple : [ad-h]). Ceci est du à une mauvaise construction de la range expression dans le parser de notre part.</text:p>
        </text:list-item>
      </text:list>
      <text:p text:style-name="P24"><text:tab/>Mis à part ces <text:span text:style-name="T49">trois</text:span> cas le programme fonctionne correctement.</text:p>
      <text:p text:style-name="P24"><text:tab/><text:span text:style-name="T50">De plus, divers refractoring de plusieurs fonctions pourrait être fait, notamment dans la fonction determinise() dans laquelle on pourrait utiliser le mot clé </text:span><text:span text:style-name="T21">auto</text:span><text:span text:style-name="T50"> à la place d'itérateurs pour parcourir les contene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ml2cText" style:family="paragraph" style:parent-style-name="Text_20_body" style:class="text">
      <style:paragraph-properties fo:margin-left="0in" fo:margin-right="0in" fo:margin-top="0.1in" fo:margin-bottom="0.1in" style:contextual-spacing="false" fo:text-indent="0.3in" style:auto-text-indent="false" fo:background-color="transparent" style:shadow="none">
        <style:background-image/>
      </style:paragraph-properties>
      <style:text-properties fo:font-size="14pt" style:font-size-asian="10.5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1T23:24:22.566761926</meta:creation-date>
    <meta:generator>LibreOffice/4.2.7.2$Linux_X86_64 LibreOffice_project/420m0$Build-2</meta:generator>
    <dc:date>2015-04-09T23:49:48.648969543</dc:date>
    <meta:editing-duration>PT1H32M56S</meta:editing-duration>
    <meta:editing-cycles>58</meta:editing-cycles>
    <meta:document-statistic meta:table-count="0" meta:image-count="0" meta:object-count="0" meta:page-count="3" meta:paragraph-count="37" meta:word-count="689" meta:character-count="4455" meta:non-whitespace-character-count="3806"/>
  </office:meta>
</office:document-meta>
</file>